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language="pt" fo:country="B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 espancando, ao contagiante som de bob<text:line-break/>enquanto corre, <text:line-break/>e eu suspiro:<text:line-break/>Nada faz sentido, <text:line-break/>mais quem disse que eu ligo?<text:line-break/><text:line-break/>Você não liga, da risada e me retruca<text:line-break/>me espanca e me arrasta pela perna<text:line-break/>até a rua,<text:line-break/>serena, <text:line-break/>larga-me na calçada,<text:line-break/>escarra, <text:line-break/><text:line-break/>e cospe forte,<text:line-break/>porrada é ibope,<text:line-break/>a polícia chama o povo,<text:line-break/>e no alvoroço, <text:line-break/><text:line-break/>nos liberta,<text:line-break/>voamos nômades,<text:line-break/>debaixo da coberta,<text:line-break/>de novo, te odeio, <text:line-break/>acabou com tudo,<text:line-break/>te beijo do outro mundo,<text:line-break/>calado, e surdo,<text:line-break/>concebendo a idéia de ti, <text:line-break/>meu demiurgo.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</meta:initial-creator>
    <dc:creator>L</dc:creator>
    <meta:editing-cycles>3</meta:editing-cycles>
    <meta:creation-date>2015-02-07T01:41:00</meta:creation-date>
    <dc:date>2015-05-15T01:26:00</dc:date>
    <meta:editing-duration>PT25M</meta:editing-duration>
    <meta:generator>LibreOffice/5.3.1.2$Linux_X86_64 LibreOffice_project/30m0$Build-2</meta:generator>
    <meta:document-statistic meta:table-count="0" meta:image-count="0" meta:object-count="0" meta:page-count="1" meta:paragraph-count="1" meta:word-count="87" meta:character-count="488" meta:non-whitespace-character-count="39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